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2]" table:style-name="ce1">
            <text:p>2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4]" table:style-name="ce1">
            <text:p>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.E5]" table:style-name="ce1">
            <text:p>10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3" table:style-name="ce1"/>
          <table:table-cell office:value-type="float" office:value="0" table:formula="of:=[.E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9]" table:style-name="ce1">
            <text:p>7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3" table:style-name="ce1"/>
          <table:table-cell office:value-type="float" office:value="0" table:formula="of:=[.E1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12]" table:style-name="ce1">
            <text:p>3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280" table:style-name="ce1">
            <text:p>280</text:p>
          </table:table-cell>
          <table:table-cell table:number-columns-repeated="2" table:style-name="ce1"/>
          <table:table-cell office:value-type="float" office:value="280" table:formula="of:=[.E14]" table:style-name="ce1">
            <text:p>28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21]" table:style-name="ce1">
            <text:p>3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70" table:style-name="ce1">
            <text:p>370</text:p>
          </table:table-cell>
          <table:table-cell table:number-columns-repeated="2" table:style-name="ce1"/>
          <table:table-cell office:value-type="float" office:value="370" table:formula="of:=[.E22]" table:style-name="ce1">
            <text:p>37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23]" table:style-name="ce1">
            <text:p>5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24]" table:style-name="ce1">
            <text:p>4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3" table:style-name="ce1"/>
          <table:table-cell office:value-type="float" office:value="0" table:formula="of:=[.E25]" table:style-name="ce1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26]" table:style-name="ce1">
            <text:p>1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27]" table:style-name="ce1">
            <text:p>11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32]" table:style-name="ce1">
            <text:p>1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formula="of:=[.E33]" table:style-name="ce1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4]" table:style-name="ce1">
            <text:p>2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6]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7]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80" table:style-name="ce1">
            <text:p>280</text:p>
          </table:table-cell>
          <table:table-cell table:number-columns-repeated="2" table:style-name="ce1"/>
          <table:table-cell office:value-type="float" office:value="280" table:formula="of:=[.E38]" table:style-name="ce1">
            <text:p>28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41]" table:style-name="ce1">
            <text:p>10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240" table:style-name="ce1">
            <text:p>240</text:p>
          </table:table-cell>
          <table:table-cell table:number-columns-repeated="2" table:style-name="ce1"/>
          <table:table-cell office:value-type="float" office:value="240" table:formula="of:=[.E43]" table:style-name="ce1">
            <text:p>2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.E44]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45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table:number-columns-repeated="3" table:style-name="ce1"/>
          <table:table-cell office:value-type="float" office:value="0" table:formula="of:=[.E4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5" table:formula="of:=[.E50]" table:style-name="ce1">
            <text:p>15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527" table:formula="of:=SUM([.E2:.E54])" table:style-name="ce20">
            <text:p>4527</text:p>
          </table:table-cell>
          <table:table-cell table:number-columns-repeated="2" table:style-name="ce1"/>
          <table:table-cell office:value-type="float" office:value="4509" table:formula="of:=SUM([.H2:.H54])" table:style-name="ce20">
            <text:p>4509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7-08T08:18:41Z</dc:date>
    <meta:print-date>2025-05-07T16:41:07Z</meta:print-date>
    <meta:editing-cycles>171</meta:editing-cycles>
    <meta:editing-duration>PT276205S</meta:editing-duration>
  </office:meta>
</office:document-meta>
</file>